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死神ちゃんは・・・わたし達を守ってくれたの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く分か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最後に早乙女さんにお礼・・・言って
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。</text:p>
          </table:table-cell>
          <table:table-cell table:style-name="ce0" office:value-type="string">
            <text:p>Map610
</text:p>
          </table:table-cell>
          <table:table-cell table:style-name="ce0"/>
          <table:table-cell table:style-name="ce0" office:value-type="string">
            <text:p>Yeah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結局、最初から最後まで、やりとりの意味が
分からなかっ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あんたのことだから、いろいろ見抜いて
お節介焼いてあげたんでしょ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モテる男はつらいねぇ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、とりあえず作戦は成功ってことで
い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、大成功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時空のひずみも安定しているようですし、
魔界門も破壊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もう、魔界から魔族が人間界へ
攻めてくることはない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残るは、こちら側に取り残された赤カラットの
軍勢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つらと決着を付ければ、すべてが終わ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よいよ最終決戦か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ファイナルバトルの背景は、宇宙空間を希望
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RPGにありがちなやつ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ガウラ
「君たち！」</text:p>
          </table:table-cell>
          <table:table-cell table:style-name="ce0" office:value-type="string">
            <text:p>Map118</text:p>
          </table:table-cell>
          <table:table-cell table:style-name="ce0" office:value-type="string">
            <text:p>Gaora</text:p>
          </table:table-cell>
          <table:table-cell table:style-name="ce0" office:value-type="string">
            <text:p>Knight Commander Gaora "There you are!"
</text:p>
          </table:table-cell>
          <table:table-cell table:style-name="ce0" office:value-type="string">
            <text:p>Knight Commander Gaora
"You, there!"</text:p>
          </table:table-cell>
          <table:table-cell table:number-columns-repeated="1019"/>
        </table:table-row>
        <table:table-row>
          <table:table-cell table:style-name="ce0" office:value-type="string">
            <text:p>あ、騎士団長さ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神官さんにルミィさん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神官
「魔界門は・・・魔界門はどうなりましたか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予定どおり、時空玉を設置して爆破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ずみも安定しているようなので、作戦は
成功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そうですか。　破壊してしまったん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ガウラ
「むぅ・・・一足遅かったか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？　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いうこと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神官
「説明している時間はありません、今すぐ
　ここから遠くへ離れてください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よこれ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門があった場所から・・・魔力の渦が
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ガウラ
「ここは危険だ！　早くこっち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分かった。　総員退避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ーーー！！　なんなんだヨ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0+01:00</meta:creation-date>
    <dc:date>2019-11-03T17:4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